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6.53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1.286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7"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style:text-align-source="value-type" style:repeat-content="false"/>
      <style:paragraph-properties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T1"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erif"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ce26"/>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7" office:value-type="string" calcext:value-type="string">
            <text:p>NetT</text:p>
          </table:table-cell>
          <table:table-cell table:style-name="ce17" office:value-type="string" calcext:value-type="string">
            <text:p>ExeT</text:p>
          </table:table-cell>
          <table:table-cell table:style-name="ce17" office:value-type="string" calcext:value-type="string">
            <text:p>PF</text:p>
          </table:table-cell>
          <table:table-cell table:style-name="ce17" office:value-type="string" calcext:value-type="string">
            <text:p>PFSM</text:p>
          </table:table-cell>
          <table:table-cell table:style-name="ce4"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Tokenization of messages, recursive clustering to find formats, merge similar formats</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style-name="ce7" office:value-type="string" calcext:value-type="string">
            <text:p><text:a xlink:href="https://doi.org/10.1145/1315245.1315286" xlink:type="simple">https://doi.org/10.1145/1315245.1315286</text:a></text:p>
          </table:table-cell>
          <table:table-cell office:value-type="string" calcext:value-type="string">
            <text:p>https://people.eecs.berkeley.edu/~dawnsong/papers/2007%20p317-caballero.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style-name="ce7" office:value-type="string" calcext:value-type="string">
            <text:p><text:a xlink:href="https://doi.org/10.1145/1455770.1455820" xlink:type="simple">10.1145/1455770.1455820</text:a></text:p>
          </table:table-cell>
          <table:table-cell office:value-type="string" calcext:value-type="string">
            <text:p>https://www.microsoft.com/en-us/research/wp-content/uploads/2016/02/tupni-ccs08.pdf</text:p>
          </table:table-cell>
          <table:table-cell office:value-type="string" calcext:value-type="string">
            <text:p>Dynamic taint-analysis; look for loops to identify boundaries within messages</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2"/>
          <table:table-cell office:value-type="string" calcext:value-type="string">
            <text:p>Dynamic taint-analysis, especially targeting encrypted protocols by looking for bitwise and arithmetic operations</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style-name="ce7" office:value-type="string" calcext:value-type="string">
            <text:p><text:a xlink:href="https://doi.org/10.1109/SP.2009.14" xlink:type="simple">10.1109/SP.2009.14</text:a></text:p>
          </table:table-cell>
          <table:table-cell office:value-type="string" calcext:value-type="string">
            <text:p>http://citeseerx.ist.psu.edu/viewdoc/download?doi=10.1.1.720.3272&amp;rep=rep1&amp;type=pdf</text:p>
          </table:table-cell>
          <table:table-cell office:value-type="string" calcext:value-type="string">
            <text:p>Dynamic taint-analysis with following message clustering, optionally provides fuzzing candidates for Peach fuzzer</text:p>
          </table:table-cell>
          <table:table-cell table:number-columns-repeated="4" office:value-type="string" calcext:value-type="string">
            <text:p>x</text:p>
          </table:table-cell>
          <table:table-cell/>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style-name="ce7" office:value-type="string" calcext:value-type="string">
            <text:p><text:a xlink:href="https://doi.org/10.1109/ICNP.2012.6459963" xlink:type="simple">10.1109/ICNP.2012.6459963</text:a></text:p>
          </table:table-cell>
          <table:table-cell office:value-type="string" calcext:value-type="string">
            <text:p>https://yaogroup.cs.vt.edu/papers/ICNP-12.pdf</text:p>
          </table:table-cell>
          <table:table-cell office:value-type="string" calcext:value-type="string">
            <text:p>Successor of Biprominer which also addresses text-based protocols; two-phases are used: first apply Biprominer, second use Needleman-Wunsch for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office:value-type="string" calcext:value-type="string">
            <text:p>10.1109/TrustCom.2013.21</text:p>
          </table:table-cell>
          <table:table-cell/>
          <table:table-cell office:value-type="string" calcext:value-type="string">
            <text:p>Capturing of data, identifying frames and inferring the format by looking and frequency of frames and doing association analysis (using Apriori and FP-Growth).</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style-name="ce7" office:value-type="string" calcext:value-type="string">
            <text:p><text:a xlink:href="https://doi.org/10.1145/2939918.2939921" xlink:type="simple">10.1145/2939918.2939921</text:a></text:p>
          </table:table-cell>
          <table:table-cell office:value-type="string" calcext:value-type="string">
            <text:p>https://koasas.kaist.ac.kr/bitstream/10203/215875/1/choi_wisec2016.pdf</text:p>
          </table:table-cell>
          <table:table-cell office:value-type="string" calcext:value-type="string">
            <text:p>Pcap files are provided with context information (i.e. known MAC address), then grouping and analysing (looking for CRC, N-gram, Entropy, Features, Ranges), afterwards report creation based on scoring.</text:p>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scored analysis reports, spoofing candidates</text:p>
          </table:table-cell>
          <table:table-cell table:number-columns-repeated="3"/>
          <table:table-cell office:value-type="string" calcext:value-type="string">
            <text:p>IEEE 802.15.4 proprietary protocols, 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2"/>
          <table:table-cell office:value-type="string" calcext:value-type="string">
            <text:p>Message clustering for creating FSM graph and simplify FSM graph</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2"/>
          <table:table-cell office:value-type="string" calcext:value-type="string">
            <text:p>Measure byte-wise variances in aligned message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6">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style-name="ce7" office:value-type="string" calcext:value-type="string">
            <text:p><text:a xlink:href="https://doi.org/10.1109/WCRE.2011.28" xlink:type="simple">10.1109/WCRE.2011.28</text:a></text:p>
          </table:table-cell>
          <table:table-cell office:value-type="string" calcext:value-type="string">
            <text:p>https://www.researchgate.net/profile/Joao_Antunes3/publication/221200255_Reverse_Engineering_of_Protocols_from_Network_Traces/links/0fcfd50c3eb9574ac4000000.pdf</text:p>
          </table:table-cell>
          <table:table-cell office:value-type="string" calcext:value-type="string">
            <text:p>Speech recognition (thus only for text-based protocols) to find carriage returns and spaces, afterwards looking for frequencies of keywords; multiple partial FSMs are merged and simplified to get PFSM</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2"/>
          <table:table-cell office:value-type="string" calcext:value-type="string">
            <text:p>Identifiying keywords, clustering and transition probability → probabilistic protocol state machin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style-name="ce7" office:value-type="string" calcext:value-type="string">
            <text:p><text:a xlink:href="https://doi.org/10.1109/WARTIA.2014.6976411" xlink:type="simple">10.1109/WARTIA.2014.6976411</text:a></text:p>
          </table:table-cell>
          <table:table-cell/>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7">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ee [this figure](https://github.com/netzob/netzob/blob/4a72c0cbd6d1e7b997b2b8ad170b7a38e400dfca/netzob/doc/documentation/source/netzob_archi.png)</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8">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Grouping and clustering messages, find edges from clusters to clusters for being able to replay messages once a similar message arrives</text:p>
          </table:table-cell>
          <table:table-cell office:value-type="string" calcext:value-type="string">
            <text:p>x</text:p>
          </table:table-cell>
          <table:table-cell table:number-columns-repeated="3"/>
          <table:table-cell office:value-type="string" calcext:value-type="string">
            <text:p>Dialogs/scripts (for replaying)</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 and clustering with FSM simplification</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taint-analysis (successor of Polyglot using send instead of received message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2"/>
          <table:table-cell table:style-name="ce15"/>
          <table:table-cell table:number-columns-repeated="1004"/>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office:value-type="string" calcext:value-type="string">
            <text:p>Please review</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office:value-type="string" calcext:value-type="string">
            <text:p>Identify Botnet traffic and try to infer the botnet type by using signatures</text:p>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2">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Keyword detection and Sequence alignment based on Needleman and Wunsch 1970 and Smith and Waterman 1981; this approach was applied and extended by many following papers</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3"/>
          <table:table-cell office:value-type="string" calcext:value-type="string">
            <text:p>https://web.archive.org/web/20090416234849/http://4tphi.net/~awalters/PI/PI.html</text:p>
          </table:table-cell>
          <table:table-cell table:number-columns-repeated="1003"/>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9">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6">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10">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2"/>
          <table:table-cell office:value-type="string" calcext:value-type="string">
            <text:p>Please review, follow-up paper/project to ASAP</text:p>
          </table:table-cell>
          <table:table-cell office:value-type="string" calcext:value-type="string">
            <text:p>x</text:p>
          </table:table-cell>
          <table:table-cell table:number-columns-repeated="8"/>
          <table:table-cell office:value-type="string" calcext:value-type="string">
            <text:p>https://github.com/tammok/PRISMA/</text:p>
          </table:table-cell>
          <table:table-cell table:number-columns-repeated="1003"/>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office:value-type="string" calcext:value-type="string">
            <text:p>"To measure format similarity of unknown protocol messages in a proper granularity, we propose relative measuremen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ew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table-cell office:value-type="string" calcext:value-type="string">
            <text:p>Using extended voting expert algorithm to infer boundaries of fields, otherwise using three phase which are tokenizing, classifying and clustering.</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6">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3">
          <table:table-cell office:value-type="string" calcext:value-type="string">
            <text:p>Proword</text:p>
          </table:table-cell>
          <table:table-cell office:value-type="float" office:value="2014" calcext:value-type="float">
            <text:p>2014</text:p>
          </table:table-cell>
          <table:table-cell table:style-name="ce7" office:value-type="string" calcext:value-type="string">
            <text:p>Z. Zhang, Z. Zhang, P. P. C. Lee, Y. Liu, and G. Xie, “ProWord: An unsupervised approach to protocol feature word extraction,” in IEEE INFOCOM 2014 - IEEE Conference on Computer Communications, Toronto, ON, Canada, Apr. 2014, pp. 1393–1401, doi: <text:a xlink:href="https://doi.org/10.1109/INFOCOM.2014.6848073" xlink:type="simple">10.1109/INFOCOM.2014.6848073</text:a>. </text:p>
          </table:table-cell>
          <table:table-cell table:style-name="ce7" office:value-type="string" calcext:value-type="string">
            <text:p><text:a xlink:href="https://doi.org/10.1109/INFOCOM.2014.6848073" xlink:type="simple">10.1109/INFOCOM.2014.6848073</text:a></text:p>
          </table:table-cell>
          <table:table-cell office:value-type="string" calcext:value-type="string">
            <text:p>http://adslab.cse.cuhk.edu.hk/pubs/infocom14proword.pdf</text:p>
          </table:table-cell>
          <table:table-cell office:value-type="string" calcext:value-type="string">
            <text:p>Please review</text:p>
          </table:table-cell>
          <table:table-cell table:number-columns-repeated="1013"/>
        </table:table-row>
        <table:table-row table:style-name="ro5">
          <table:table-cell office:value-type="string" calcext:value-type="string">
            <text:p>Luo et al.</text:p>
          </table:table-cell>
          <table:table-cell office:value-type="float" office:value="2019" calcext:value-type="float">
            <text:p>2019</text:p>
          </table:table-cell>
          <table:table-cell table:style-name="ce7" office:value-type="string" calcext:value-type="string">
            <text:p>X. Luo, D. Chen, Y. Wang, and P. Xie, “A Type-Aware Approach to Message Clustering for Protocol Reverse Engineering,” Sensors, vol. 19, no. 3, p. 716, Feb. 2019, doi: <text:a xlink:href="https://doi.org/10.3390/s19030716" xlink:type="simple">10.3390/s19030716</text:a>. </text:p>
          </table:table-cell>
          <table:table-cell table:style-name="ce11" office:value-type="string" calcext:value-type="string">
            <text:p><text:span text:style-name="T1"><text:a xlink:href="https://doi.org/10.3390/s19030716" xlink:type="simple">10.3390/s19030716</text:a></text:span></text:p>
          </table:table-cell>
          <table:table-cell office:value-type="string" calcext:value-type="string">
            <text:p>https://www.mdpi.com/1424-8220/19/3/716/pdf</text:p>
          </table:table-cell>
          <table:table-cell office:value-type="string" calcext:value-type="string">
            <text:p>From abstract: “[…] this study proposes a type-aware approach to message clustering guided by type information. The approach regards a message as a combination of n-grams, and it employs the Latent Dirichlet Allocation (LDA) model to characterize messages with types and n-grams via inferring the type distribution of each message.”</text:p>
          </table:table-cell>
          <table:table-cell table:number-columns-repeated="1013"/>
        </table:table-row>
        <table:table-row table:style-name="ro4">
          <table:table-cell office:value-type="string" calcext:value-type="string">
            <text:p>Esoul and Walkinshaw</text:p>
          </table:table-cell>
          <table:table-cell office:value-type="float" office:value="2017" calcext:value-type="float">
            <text:p>2017</text:p>
          </table:table-cell>
          <table:table-cell table:style-name="ce7" office:value-type="string" calcext:value-type="string">
            <text:p>O. Esoul and N. Walkinshaw, “Using Segment-Based Alignment to Extract Packet Structures from Network Traces,” in 2017 IEEE International Conference on Software Quality, Reliability and Security (QRS), Prague, Czech Republic, Jul. 2017, pp. 398–409, doi: <text:a xlink:href="https://doi.org/10.1109/QRS.2017.49" xlink:type="simple">10.1109/QRS.2017.49</text:a>. </text:p>
          </table:table-cell>
          <table:table-cell table:style-name="ce7" office:value-type="string" calcext:value-type="string">
            <text:p><text:a xlink:href="https://doi.org/10.1109/QRS.2017.49" xlink:type="simple">10.1109/QRS.2017.49</text:a></text:p>
          </table:table-cell>
          <table:table-cell office:value-type="string" calcext:value-type="string">
            <text:p>https://leicester.figshare.com/articles/Using_Segment-Based_Alignment_to_Extract_Packet_Structures_from_Network_Traces/10236467/files/18473123.pdf</text:p>
          </table:table-cell>
          <table:table-cell office:value-type="string" calcext:value-type="string">
            <text:p>Please review</text:p>
          </table:table-cell>
          <table:table-cell table:number-columns-repeated="1013"/>
        </table:table-row>
        <table:table-row table:style-name="ro5">
          <table:table-cell office:value-type="string" calcext:value-type="string">
            <text:p>Sun et al.</text:p>
          </table:table-cell>
          <table:table-cell office:value-type="float" office:value="2019" calcext:value-type="float">
            <text:p>2019</text:p>
          </table:table-cell>
          <table:table-cell table:style-name="ce7" office:value-type="string" calcext:value-type="string">
            <text:p>F. Sun, S. Wang, C. Zhang, and H. Zhang, “Unsupervised field segmentation of unknown protocol messages,” Computer Communications, vol. 146, pp. 121–130, Oct. 2019, doi: <text:a xlink:href="https://doi.org/10.1016/j.comcom.2019.06.013" xlink:type="simple">10.1016/j.comcom.2019.06.013</text:a>. </text:p>
          </table:table-cell>
          <table:table-cell table:style-name="ce11" office:value-type="string" calcext:value-type="string">
            <text:p><text:span text:style-name="T1"><text:a xlink:href="https://doi.org/10.1016/j.comcom.2019.06.013" xlink:type="simple">10.1016/j.comcom.2019.06.013</text:a></text:span></text:p>
          </table:table-cell>
          <table:table-cell/>
          <table:table-cell office:value-type="string" calcext:value-type="string">
            <text:p>Please review</text:p>
          </table:table-cell>
          <table:table-cell table:number-columns-repeated="1013"/>
        </table:table-row>
        <table:table-row table:style-name="ro3">
          <table:table-cell office:value-type="string" calcext:value-type="string">
            <text:p>Whalen et al.</text:p>
          </table:table-cell>
          <table:table-cell office:value-type="float" office:value="2010" calcext:value-type="float">
            <text:p>2010</text:p>
          </table:table-cell>
          <table:table-cell table:style-name="ce7" office:value-type="string" calcext:value-type="string">
            <text:p>S. Whalen, M. Bishop, and J. P. Crutchfield, “Hidden Markov Models for Automated Protocol Learning,” in Security and Privacy in Communication Networks, vol. 50, S. Jajodia and J. Zhou, Eds. Berlin, Heidelberg: Springer Berlin Heidelberg, 2010, pp. 415–428. </text:p>
          </table:table-cell>
          <table:table-cell table:style-name="ce7" office:value-type="string" calcext:value-type="string">
            <text:p>10.1007/978-3-642-16161-2_24</text:p>
          </table:table-cell>
          <table:table-cell office:value-type="string" calcext:value-type="string">
            <text:p>http://nob.cs.ucdavis.edu/bishop/papers/2010-securecomm/markov.pdf</text:p>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3">
          <table:table-cell office:value-type="string" calcext:value-type="string">
            <text:p>Li et al.</text:p>
          </table:table-cell>
          <table:table-cell office:value-type="float" office:value="2015" calcext:value-type="float">
            <text:p>2015</text:p>
          </table:table-cell>
          <table:table-cell table:style-name="ce7" office:value-type="string" calcext:value-type="string">
            <text:p>H. Li, B. Shuai, J. Wang, and C. Tang, “Protocol Reverse Engineering Using LDA and Association Analysis,” in 2015 11th International Conference on Computational Intelligence and Security (CIS), Shenzhen, China, Dec. 2015, pp. 312–316, doi: <text:a xlink:href="https://doi.org/10.1109/CIS.2015.83" xlink:type="simple">10.1109/CIS.2015.83</text:a>. </text:p>
          </table:table-cell>
          <table:table-cell table:style-name="ce13" office:value-type="string" calcext:value-type="string">
            <text:p><text:a xlink:href="https://doi.org/10.1109/CIS.2015.83" xlink:type="simple">10.1109/CIS.2015.83</text:a></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11">
          <table:table-cell office:value-type="string" calcext:value-type="string">
            <text:p>PRE-Bin</text:p>
          </table:table-cell>
          <table:table-cell office:value-type="float" office:value="2016" calcext:value-type="float">
            <text:p>2016</text:p>
          </table:table-cell>
          <table:table-cell table:style-name="ce7" office:value-type="string" calcext:value-type="string">
            <text:p>S. Tao, H. Yu, and Q. Li, “Bit‐oriented format extraction approach for automatic binary protocol reverse engineering,” IET Communications, vol. 10, no. 6, pp. 709–716, Apr. 2016, doi: <text:a xlink:href="https://doi.org/10.1049/iet-com.2015.0797" xlink:type="simple">10.1049/iet-com.2015.0797</text:a>. </text:p>
          </table:table-cell>
          <table:table-cell table:style-name="ce7" office:value-type="string" calcext:value-type="string">
            <text:p><text:a xlink:href="https://doi.org/10.1049/iet-com.2015.0797" xlink:type="simple">10.1049/iet-com.2015.0797</text:a></text:p>
          </table:table-cell>
          <table:table-cell office:value-type="string" calcext:value-type="string">
            <text:p>https://www.researchgate.net/profile/Si_Yu_Tao/publication/298803896_Bit-oriented_format_extraction_approach_for_automatic_binary_protocol_reverse_engineering/links/5cef30e64585153c3da53f0e/Bit-oriented-format-extraction-approach-for-automatic-binary-protocol-reverse-engineering.pdf</text:p>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12">
          <table:table-cell office:value-type="string" calcext:value-type="string">
            <text:p>Xiao et al.</text:p>
          </table:table-cell>
          <table:table-cell office:value-type="float" office:value="2016" calcext:value-type="float">
            <text:p>2016</text:p>
          </table:table-cell>
          <table:table-cell table:style-name="ce7" office:value-type="string" calcext:value-type="string">
            <text:p>M.-M. Xiao, S.-L. Zhang, and Y.-P. Luo, “Automatic network protocol message format analysis,” IFS, vol. 31, no. 4, pp. 2271–2279, Sep. 2016, doi: <text:a xlink:href="https://doi.org/10.3233/JIFS-169067" xlink:type="simple">10.3233/JIFS-169067</text:a>. </text:p>
          </table:table-cell>
          <table:table-cell table:style-name="ce7" office:value-type="string" calcext:value-type="string">
            <text:p>10.3233/JIFS-169067</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2">
          <table:table-cell office:value-type="string" calcext:value-type="string">
            <text:p>NEMESYS</text:p>
          </table:table-cell>
          <table:table-cell office:value-type="float" office:value="2018" calcext:value-type="float">
            <text:p>2018</text:p>
          </table:table-cell>
          <table:table-cell table:style-name="ce7" office:value-type="string" calcext:value-type="string">
            <text:p>S. Kleber, H. Kopp, and F. Kargl, “{NEMESYS}: Network message syntax reverse engineering by analysis of the intrinsic structure of individual messages,” 2018. </text:p>
          </table:table-cell>
          <table:table-cell/>
          <table:table-cell office:value-type="string" calcext:value-type="string">
            <text:p>https://www.usenix.org/system/files/conference/woot18/woot18-paper-kleber.pdf</text:p>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2">
          <table:table-cell office:value-type="string" calcext:value-type="string">
            <text:p>PREUGI</text:p>
          </table:table-cell>
          <table:table-cell office:value-type="float" office:value="2017" calcext:value-type="float">
            <text:p>2017</text:p>
          </table:table-cell>
          <table:table-cell table:style-name="ce7" office:value-type="string" calcext:value-type="string">
            <text:p>M.-M. Xiao and Y.-P. Luo, “Automatic protocol reverse engineering using grammatical inference,” IFS, vol. 32, no. 5, pp. 3585–3594, Apr. 2017, doi: <text:a xlink:href="https://doi.org/10.3233/JIFS-169294" xlink:type="simple">10.3233/JIFS-169294</text:a>. </text:p>
          </table:table-cell>
          <table:table-cell table:style-name="ce7" office:value-type="string" calcext:value-type="string">
            <text:p>10.3233/JIFS-169294</text:p>
          </table:table-cell>
          <table:table-cell/>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1009"/>
        </table:table-row>
        <table:table-row table:style-name="ro2">
          <table:table-cell office:value-type="string" calcext:value-type="string">
            <text:p>AutoFuzz</text:p>
          </table:table-cell>
          <table:table-cell office:value-type="float" office:value="2010" calcext:value-type="float">
            <text:p>2010</text:p>
          </table:table-cell>
          <table:table-cell table:style-name="ce7" office:value-type="string" calcext:value-type="string">
            <text:p>S. Gorbunov and A. Rosenbloom, “Autofuzz: Automated network protocol fuzzing framework,” IJCSNS, vol. 10, no. 8, p. 239, 2010. </text:p>
          </table:table-cell>
          <table:table-cell/>
          <table:table-cell office:value-type="string" calcext:value-type="string">
            <text:p>people.csail.mit.edu/sergeyg/publications/autofuzz.pdf</text:p>
          </table:table-cell>
          <table:table-cell office:value-type="string" calcext:value-type="string">
            <text:p>Please review</text:p>
          </table:table-cell>
          <table:table-cell office:value-type="string" calcext:value-type="string">
            <text:p>x</text:p>
          </table:table-cell>
          <table:table-cell/>
          <table:table-cell table:number-columns-repeated="2" office:value-type="string" calcext:value-type="string">
            <text:p>x</text:p>
          </table:table-cell>
          <table:table-cell table:number-columns-repeated="1009"/>
        </table:table-row>
        <table:table-row table:style-name="ro1" table:number-rows-repeated="1048505">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61"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0">00.00.0000</text:date>, <text:time style:data-style-name="N2" text:time-value="18:34:56.3904754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1-01-20T11:51:14.735059799</dc:date>
    <meta:editing-duration>P3DT14H42M29S</meta:editing-duration>
    <meta:editing-cycles>94</meta:editing-cycles>
    <meta:generator>LibreOffice/6.4.7.2$Linux_X86_64 LibreOffice_project/40$Build-2</meta:generator>
    <meta:document-statistic meta:table-count="1" meta:cell-count="570" meta:object-count="0"/>
  </office:meta>
</office:document-meta>
</file>